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6.293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6.293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2931in" fo:margin-left="0in" table:align="left"/>
    </style:style>
    <style:style style:name="Table3.A" style:family="table-column">
      <style:table-column-properties style:column-width="6.2931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2931in" fo:margin-left="0in" table:align="left"/>
    </style:style>
    <style:style style:name="Table4.A" style:family="table-column">
      <style:table-column-properties style:column-width="6.2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2931in" fo:margin-left="0in" table:align="left"/>
    </style:style>
    <style:style style:name="Table5.A" style:family="table-column">
      <style:table-column-properties style:column-width="6.293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style:font-size-asian="22pt" style:font-name-complex="Arial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d63c6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edefc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d63c6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edefc"/>
    </style:style>
    <style:style style:name="P9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0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1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f98f8" style:font-weight-asian="normal" style:font-weight-complex="normal"/>
    </style:style>
    <style:style style:name="P12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20724c" style:font-weight-asian="normal" style:font-weight-complex="normal"/>
    </style:style>
    <style:style style:name="P13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4" style:family="paragraph" style:parent-style-name="Standard" style:list-style-name="L12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15" style:family="paragraph" style:parent-style-name="Standard" style:list-style-name="L13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16" style:family="paragraph" style:parent-style-name="Standard" style:list-style-name="L14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17" style:family="paragraph" style:parent-style-name="Standard" style:list-style-name="L15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18" style:family="paragraph" style:parent-style-name="Standard" style:list-style-name="L16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19" style:family="paragraph" style:parent-style-name="Standard" style:list-style-name="L17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0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21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rsid="0020724c" officeooo:paragraph-rsid="0020724c" style:font-weight-asian="normal" style:font-weight-complex="normal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d63c6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defc"/>
    </style:style>
    <style:style style:name="P24" style:family="paragraph" style:parent-style-name="Standard">
      <style:text-properties officeooo:paragraph-rsid="001d63c6"/>
    </style:style>
    <style:style style:name="P25" style:family="paragraph" style:parent-style-name="Standard">
      <style:text-properties officeooo:paragraph-rsid="001edefc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d63c6" style:font-size-asian="22pt" style:font-name-complex="Arial"/>
    </style:style>
    <style:style style:name="P2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edefc" style:font-size-asian="22pt" style:font-name-complex="Arial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edefc" style:font-size-asian="22pt" style:font-name-complex="Arial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edefc" style:font-size-asian="22pt" style:font-name-complex="Arial"/>
    </style:style>
    <style:style style:name="P30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d63c6" style:font-weight-asian="bold"/>
    </style:style>
    <style:style style:name="P31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edefc" style:font-weight-asian="bold"/>
    </style:style>
    <style:style style:name="P32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officeooo:rsid="001d63c6" officeooo:paragraph-rsid="001d63c6"/>
    </style:style>
    <style:style style:name="P33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34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35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63c6" style:font-weight-asian="bold"/>
    </style:style>
    <style:style style:name="T3" style:family="text">
      <style:text-properties officeooo:rsid="001d63c6"/>
    </style:style>
    <style:style style:name="T4" style:family="text">
      <style:text-properties officeooo:rsid="001f98f8"/>
    </style:style>
    <style:style style:name="T5" style:family="text">
      <style:text-properties officeooo:rsid="0020724c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8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8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tion des Gruppentreffens <text:line-break/>IT-Projektmanagement</text:p>
      <text:p text:style-name="P1"><text:span text:style-name="Absatz-Standardschriftart"><text:span text:style-name="T2">Datum</text:span></text:span>: <text:tab/><text:tab/><text:span text:style-name="T3">12.04.2016</text:span></text:p>
      <text:p text:style-name="P1"><text:span text:style-name="Absatz-Standardschriftart"><text:span text:style-name="T1">Teilnehmer</text:span></text:span>: <text:tab/>Alexandra Koch, <text:span text:style-name="T3">Gina Seckendorf, Jonathan Kloss</text:span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1. Besprechung, was bisher bearbeitet wurde. </text:p>
            <text:list xml:id="list7102968553023741819" text:style-name="L1">
              <text:list-item>
                <text:p text:style-name="P33">Nichts</text:p>
                <text:p text:style-name="P30"/>
              </text:list-item>
            </text:list>
          </table:table-cell>
        </table:table-row>
        <table:table-row>
          <table:table-cell table:style-name="Table1.A2" office:value-type="string">
            <text:p text:style-name="P6"><text:span text:style-name="T1">2. Welche Aufgaben müssen nun noch erfüllt werden?</text:span></text:p>
            <text:list xml:id="list162947148169935" text:continue-numbering="true" text:style-name="L1">
              <text:list-item>
                <text:p text:style-name="P32">User Storys schreiben</text:p>
              </text:list-item>
              <text:list-item>
                <text:p text:style-name="P33">Projektplan erstellen</text:p>
              </text:list-item>
            </text:list>
            <text:p text:style-name="P6"/>
          </table:table-cell>
        </table:table-row>
        <table:table-row>
          <table:table-cell table:style-name="Table1.A1" office:value-type="string">
            <text:p text:style-name="P3">2. Ergebnisse</text:p>
            <text:list xml:id="list7272524806866529813" text:style-name="L6">
              <text:list-item>
                <text:p text:style-name="P9">User storys begonnen</text:p>
              </text:list-item>
              <text:list-item>
                <text:p text:style-name="P9">Informationen zur Erstellung eines Projektplans gesammelt</text:p>
              </text:list-item>
              <text:list-item>
                <text:p text:style-name="P9">E-Mail an Marco geschrieben<text:line-break/></text:p>
              </text:list-item>
            </text:list>
          </table:table-cell>
        </table:table-row>
        <table:table-row>
          <table:table-cell table:style-name="Table1.A1" office:value-type="string">
            <text:p text:style-name="P3">4. Aufgaben bis zum nächsten Treffen</text:p>
            <text:list xml:id="list1394790210029449336" text:style-name="L9">
              <text:list-item>
                <text:p text:style-name="P10">User storys detaillierter gestalten</text:p>
              </text:list-item>
              <text:list-item>
                <text:p text:style-name="P10">Zeitabschätzungen in Projektplan einfügen</text:p>
              </text:list-item>
              <text:list-item>
                <text:p text:style-name="P20">Aufgaben in Projektplan einfügen</text:p>
                <text:p text:style-name="P10"/>
              </text:list-item>
            </text:list>
          </table:table-cell>
        </table:table-row>
      </table:table>
      <text:p text:style-name="Standard"/>
      <text:p text:style-name="P26">Dokumentation des Gruppentreffens <text:line-break/>IT-Projektmanagement</text:p>
      <text:p text:style-name="P22"><text:span text:style-name="Absatz-Standardschriftart"><text:span text:style-name="T2">Datum</text:span></text:span>: <text:tab/><text:tab/><text:span text:style-name="T3">19.04.2016</text:span></text:p>
      <text:p text:style-name="P22"><text:span text:style-name="Absatz-Standardschriftart"><text:span text:style-name="T1">Teilnehmer</text:span></text:span>: <text:tab/>Alexandra Koch, <text:span text:style-name="T3">Gina Seckendorf, Jonathan Kloss</text:span></text:p>
      <text:p text:style-name="P24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1. Besprechung, was bisher bearbeitet wurde. </text:p>
            <text:list xml:id="list162946600852546" text:continue-list="list162947148169935" text:style-name="L1">
              <text:list-item>
                <text:p text:style-name="P35">User Storys fertiggestellt</text:p>
              </text:list-item>
              <text:list-item>
                <text:p text:style-name="P35">Spielablauf begonnen zu visualisieren</text:p>
              </text:list-item>
              <text:list-item>
                <text:p text:style-name="P35">Aufgaben in Projektplan eingefügt</text:p>
                <text:p text:style-name="P30"/>
              </text:list-item>
            </text:list>
          </table:table-cell>
        </table:table-row>
        <table:table-row>
          <table:table-cell table:style-name="Table2.A2" office:value-type="string">
            <text:p text:style-name="P7"><text:span text:style-name="T1">2. Welche Aufgaben müssen nun noch erfüllt werden?</text:span></text:p>
            <text:list xml:id="list162945662853222" text:continue-numbering="true" text:style-name="L1">
              <text:list-item>
                <text:p text:style-name="P35">Spielablaufmodell fertigstellen</text:p>
              </text:list-item>
              <text:list-item>
                <text:p text:style-name="P35">Android Studio zum <text:span text:style-name="T5">L</text:span>aufen bringen</text:p>
              </text:list-item>
            </text:list>
            <text:p text:style-name="P7"/>
          </table:table-cell>
        </table:table-row>
        <table:table-row>
          <table:table-cell table:style-name="Table2.A1" office:value-type="string">
            <text:p text:style-name="P4">2. Ergebnisse</text:p>
            <text:list xml:id="list1802663002812960434" text:style-name="L10">
              <text:list-item>
                <text:p text:style-name="P11"><text:span text:style-name="T4">an Spielablauf weitergearbeitet</text:span></text:p>
              </text:list-item>
              <text:list-item>
                <text:p text:style-name="P21">Projektplan fertiggestellt</text:p>
              </text:list-item>
              <text:list-item>
                <text:p text:style-name="P12"><text:span text:style-name="T4">Android Studio erfolgreich auf allen Computern installiert</text:span></text:p>
              </text:list-item>
              <text:list-item>
                <text:p text:style-name="P12"><text:span text:style-name="T5">neues Repo für Code erstellt</text:span><text:line-break/></text:p>
              </text:list-item>
            </text:list>
          </table:table-cell>
        </table:table-row>
        <table:table-row>
          <table:table-cell table:style-name="Table2.A1" office:value-type="string">
            <text:p text:style-name="P4">4. Aufgaben bis zum nächsten Treffen</text:p>
            <text:list xml:id="list6812732396555137540" text:style-name="L11">
              <text:list-item>
                <text:p text:style-name="P13"/>
                <text:p text:style-name="P13"/>
              </text:list-item>
            </text:list>
          </table:table-cell>
        </table:table-row>
      </table:table>
      <text:p text:style-name="P24"/>
      <text:p text:style-name="P27">Dokumentation des Gruppentreffens <text:line-break/>IT-Projektmanagement</text:p>
      <text:p text:style-name="P23"><text:span text:style-name="Absatz-Standardschriftart"><text:span text:style-name="T2">Datum</text:span></text:span>: <text:tab/><text:tab/><text:span text:style-name="T3">19.04.2016</text:span></text:p>
      <text:p text:style-name="P23"><text:span text:style-name="Absatz-Standardschriftart"><text:span text:style-name="T1">Teilnehmer</text:span></text:span>: <text:tab/>Alexandra Koch, <text:span text:style-name="T3">Gina Seckendorf, Jonathan Kloss</text:span></text:p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1. Besprechung, was bisher bearbeitet wurde. </text:p>
            <text:list xml:id="list162947029723364" text:continue-list="list162945662853222" text:style-name="L1">
              <text:list-item>
                <text:p text:style-name="P34"/>
                <text:p text:style-name="P31"/>
              </text:list-item>
            </text:list>
          </table:table-cell>
        </table:table-row>
        <table:table-row>
          <table:table-cell table:style-name="Table3.A2" office:value-type="string">
            <text:p text:style-name="P8"><text:span text:style-name="T1">2. Welche Aufgaben müssen nun noch erfüllt werden?</text:span></text:p>
            <text:list xml:id="list162945464191815" text:continue-numbering="true" text:style-name="L1">
              <text:list-item>
                <text:p text:style-name="P34"/>
              </text:list-item>
            </text:list>
            <text:p text:style-name="P8"/>
          </table:table-cell>
        </table:table-row>
        <table:table-row>
          <table:table-cell table:style-name="Table3.A1" office:value-type="string">
            <text:p text:style-name="P5">2. Ergebnisse</text:p>
            <text:list xml:id="list6945817462528049998" text:style-name="L12">
              <text:list-item>
                <text:p text:style-name="P14"><text:line-break/></text:p>
              </text:list-item>
            </text:list>
          </table:table-cell>
        </table:table-row>
        <table:table-row>
          <table:table-cell table:style-name="Table3.A1" office:value-type="string">
            <text:p text:style-name="P5">4. Aufgaben bis zum nächsten Treffen</text:p>
            <text:list xml:id="list1937735448357823141" text:style-name="L13">
              <text:list-item>
                <text:p text:style-name="P15"/>
                <text:p text:style-name="P15"/>
              </text:list-item>
            </text:list>
          </table:table-cell>
        </table:table-row>
      </table:table>
      <text:p text:style-name="P25"/>
      <text:p text:style-name="P27">Dokumentation des Gruppentreffens <text:line-break/>IT-Projektmanagement</text:p>
      <text:p text:style-name="P23"><text:span text:style-name="Absatz-Standardschriftart"><text:span text:style-name="T2">Datum</text:span></text:span>: <text:tab/><text:tab/><text:span text:style-name="T3">19.04.2016</text:span></text:p>
      <text:p text:style-name="P23"><text:span text:style-name="Absatz-Standardschriftart"><text:span text:style-name="T1">Teilnehmer</text:span></text:span>: <text:tab/>Alexandra Koch, <text:span text:style-name="T3">Gina Seckendorf, Jonathan Kloss</text:span></text:p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1. Besprechung, was bisher bearbeitet wurde. </text:p>
            <text:list xml:id="list162945995247333" text:continue-list="list162945464191815" text:style-name="L1">
              <text:list-item>
                <text:p text:style-name="P34"/>
                <text:p text:style-name="P31"/>
              </text:list-item>
            </text:list>
          </table:table-cell>
        </table:table-row>
        <table:table-row>
          <table:table-cell table:style-name="Table4.A2" office:value-type="string">
            <text:p text:style-name="P8"><text:span text:style-name="T1">2. Welche Aufgaben müssen nun noch erfüllt werden?</text:span></text:p>
            <text:list xml:id="list162945764145166" text:continue-numbering="true" text:style-name="L1">
              <text:list-item>
                <text:p text:style-name="P34"/>
              </text:list-item>
            </text:list>
            <text:p text:style-name="P8"/>
          </table:table-cell>
        </table:table-row>
        <table:table-row>
          <table:table-cell table:style-name="Table4.A1" office:value-type="string">
            <text:p text:style-name="P5">2. Ergebnisse</text:p>
            <text:list xml:id="list7416576177347366862" text:style-name="L14">
              <text:list-item>
                <text:p text:style-name="P16"><text:line-break/></text:p>
              </text:list-item>
            </text:list>
          </table:table-cell>
        </table:table-row>
        <table:table-row>
          <table:table-cell table:style-name="Table4.A1" office:value-type="string">
            <text:p text:style-name="P5">4. Aufgaben bis zum nächsten Treffen</text:p>
            <text:list xml:id="list5520622949216922304" text:style-name="L15">
              <text:list-item>
                <text:p text:style-name="P17"/>
                <text:p text:style-name="P17"/>
              </text:list-item>
            </text:list>
          </table:table-cell>
        </table:table-row>
      </table:table>
      <text:p text:style-name="P25"/>
      <text:p text:style-name="P27">Dokumentation des Gruppentreffens <text:line-break/>IT-Projektmanagement</text:p>
      <text:p text:style-name="P23"><text:span text:style-name="Absatz-Standardschriftart"><text:span text:style-name="T2">Datum</text:span></text:span>: <text:tab/><text:tab/><text:span text:style-name="T3">19.04.2016</text:span></text:p>
      <text:p text:style-name="P23"><text:span text:style-name="Absatz-Standardschriftart"><text:span text:style-name="T1">Teilnehmer</text:span></text:span>: <text:tab/>Alexandra Koch, <text:span text:style-name="T3">Gina Seckendorf, Jonathan Kloss</text:span></text:p>
      <text:p text:style-name="P25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1. Besprechung, was bisher bearbeitet wurde. </text:p>
            <text:list xml:id="list162946256083188" text:continue-list="list162945764145166" text:style-name="L1">
              <text:list-item>
                <text:p text:style-name="P34"/>
                <text:p text:style-name="P31"/>
              </text:list-item>
            </text:list>
          </table:table-cell>
        </table:table-row>
        <table:table-row>
          <table:table-cell table:style-name="Table5.A2" office:value-type="string">
            <text:p text:style-name="P8"><text:span text:style-name="T1">2. Welche Aufgaben müssen nun noch erfüllt werden?</text:span></text:p>
            <text:list xml:id="list162945832748965" text:continue-numbering="true" text:style-name="L1">
              <text:list-item>
                <text:p text:style-name="P34"/>
              </text:list-item>
            </text:list>
            <text:p text:style-name="P8"/>
          </table:table-cell>
        </table:table-row>
        <table:table-row>
          <table:table-cell table:style-name="Table5.A1" office:value-type="string">
            <text:p text:style-name="P5">2. Ergebnisse</text:p>
            <text:list xml:id="list4053859991905253870" text:style-name="L16">
              <text:list-item>
                <text:p text:style-name="P18"><text:line-break/></text:p>
              </text:list-item>
            </text:list>
          </table:table-cell>
        </table:table-row>
        <table:table-row>
          <table:table-cell table:style-name="Table5.A1" office:value-type="string">
            <text:p text:style-name="P5">4. Aufgaben bis zum nächsten Treffen</text:p>
            <text:list xml:id="list3324998095147521450" text:style-name="L17">
              <text:list-item>
                <text:p text:style-name="P19"/>
                <text:p text:style-name="P19"/>
              </text:list-item>
            </text:list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Anna Kardziev</meta:initial-creator>
    <meta:creation-date>2016-04-19T13:56:00Z</meta:creation-date>
    <dc:date>2016-04-19T16:29:44.804664640</dc:date>
    <meta:editing-cycles>5</meta:editing-cycles>
    <meta:editing-duration>PT6M58S</meta:editing-duration>
    <meta:document-statistic meta:table-count="5" meta:image-count="0" meta:object-count="0" meta:page-count="5" meta:paragraph-count="76" meta:word-count="282" meta:character-count="1999" meta:non-whitespace-character-count="1781"/>
    <meta:template xlink:type="simple" xlink:actuate="onRequest" xlink:title="" xlink:href="Normal.dotm"/>
  </office:meta>
</office:document-meta>
</file>